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2" style:family="paragraph" style:parent-style-name="Standard">
      <style:paragraph-properties fo:margin-left="0.4925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3"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5" style:family="paragraph" style:parent-style-name="Standard">
      <style:paragraph-properties fo:margin-left="0.4925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6" style:family="paragraph" style:parent-style-name="Standard">
      <style:paragraph-properties fo:margin-left="0.4925in" fo:margin-right="0in" fo:text-indent="0in" style:auto-text-indent="false"/>
      <style:text-properties style:font-name="Liberation Serif" fo:font-size="12pt" style:font-size-asian="12pt" style:font-size-complex="12pt"/>
    </style:style>
    <style:style style:name="P7" style:family="paragraph" style:parent-style-name="Standard">
      <style:paragraph-properties fo:margin-left="0.4925in" fo:margin-right="0in" fo:text-align="start" style:justify-single-word="false" fo:text-indent="0in" style:auto-text-indent="false"/>
      <style:text-properties style:font-name="Liberation Serif" fo:font-size="11pt" fo:font-weight="normal" style:font-size-asian="11pt" style:font-weight-asian="normal" style:font-size-complex="11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style:font-name="Liberation Serif" fo:font-size="14pt" fo:font-weight="bold" style:font-size-asian="14pt" style:font-weight-asian="bold" style:font-size-complex="14pt" style:font-weight-complex="bold"/>
    </style:style>
    <style:style style:name="P9" style:family="paragraph" style:parent-style-name="Standard">
      <style:paragraph-properties fo:margin-left="0.4925in" fo:margin-right="0in" fo:text-indent="0in" style:auto-text-indent="false"/>
      <style:text-properties style:font-name="Liberation Serif" fo:font-size="10pt" style:font-size-asian="10pt" style:font-size-complex="10pt"/>
    </style:style>
    <style:style style:name="P10" style:family="paragraph" style:parent-style-name="Standard">
      <style:paragraph-properties fo:margin-left="0.4925in" fo:margin-right="0in" fo:text-align="start"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indent="0in" style:auto-text-indent="false"/>
      <style:text-properties style:font-name="Liberation Serif" fo:font-size="10pt" fo:font-style="normal" fo:font-weight="normal" style:font-size-asian="10pt" style:font-size-complex="10pt"/>
    </style:style>
    <style:style style:name="P12"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P13" style:family="paragraph" style:parent-style-name="Preformatted_20_Text">
      <style:paragraph-properties fo:margin-left="0.4925in" fo:margin-right="0in" fo:orphans="2" fo:widows="2" fo:text-indent="0in" style:auto-text-indent="false"/>
      <style:text-properties fo:font-variant="normal" fo:text-transform="none" fo:color="#000000" style:font-name="Liberation Serif" fo:font-size="10pt" fo:letter-spacing="normal" style:font-size-asian="10pt" style:font-size-complex="10pt"/>
    </style:style>
    <style:style style:name="P14" style:family="paragraph" style:parent-style-name="Preformatted_20_Text">
      <style:paragraph-properties fo:margin-left="0.4925in" fo:margin-right="0in" fo:margin-top="0in" fo:margin-bottom="0.1965in"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5" style:family="paragraph" style:parent-style-name="Standard">
      <style:paragraph-properties fo:margin-left="0in" fo:margin-right="0in" fo:text-align="start" style:justify-single-word="false" fo:text-indent="0in" style:auto-text-indent="false"/>
      <style:text-properties style:font-name="Nimbus Mono L" fo:font-size="12pt" fo:font-weight="normal" style:font-size-asian="12pt" style:font-weight-asian="normal" style:font-size-complex="12pt"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0.5pt"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style:font-name="Liberation Serif" fo:font-size="12pt" fo:font-weight="bold" style:font-size-asian="10.5pt" style:font-weight-asian="bold" style:font-size-complex="12pt"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 fo:font-size="12pt" fo:font-weight="bold" style:font-size-asian="12pt" style:font-weight-asian="bold" style:font-size-complex="12pt" style:font-weight-complex="bold"/>
    </style:style>
    <style:style style:name="P21" style:family="paragraph" style:parent-style-name="Standard">
      <style:paragraph-properties fo:margin-left="0in" fo:margin-right="0in" fo:text-indent="0in" style:auto-text-indent="false"/>
      <style:text-properties style:font-name="Liberation Serif" fo:font-size="12pt" style:font-size-asian="12pt" style:font-size-complex="12pt"/>
    </style:style>
    <style:style style:name="P22" style:family="paragraph" style:parent-style-name="Standard">
      <style:paragraph-properties fo:margin-left="0in" fo:margin-right="0in" fo:text-align="start" style:justify-single-word="false" fo:text-indent="0in" style:auto-text-indent="false"/>
      <style:text-properties style:font-name="Liberation Serif" fo:font-size="14pt" fo:font-weight="bold" style:font-size-asian="14pt" style:font-weight-asian="bold" style:font-size-complex="14pt" style:font-weight-complex="bold"/>
    </style:style>
    <style:style style:name="P23" style:family="paragraph" style:parent-style-name="Standard">
      <style:paragraph-properties fo:margin-left="0in" fo:margin-right="0in" fo:text-align="start" style:justify-single-word="false" fo:text-indent="0in" style:auto-text-indent="false"/>
      <style:text-properties style:font-name="Liberation Serif" fo:font-size="16pt" fo:font-weight="bold" style:font-size-asian="16pt" style:font-weight-asian="bold" style:font-size-complex="16pt"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font-name="Liberation Serif" fo:font-size="11pt" fo:font-weight="bold" style:font-size-asian="11pt" style:font-weight-asian="bold" style:font-size-complex="11pt"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26" style:family="paragraph" style:parent-style-name="Standard">
      <style:paragraph-properties fo:margin-left="0in" fo:margin-right="0in" fo:text-indent="0in" style:auto-text-indent="false"/>
      <style:text-properties style:font-name="Liberation Serif" fo:font-size="10pt" fo:font-style="normal" fo:font-weight="normal"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color="#000000" style:font-name="Liberation Serif" fo:font-size="12pt" style:font-size-asian="12pt" style:font-size-complex="12pt"/>
    </style:style>
    <style:style style:name="P2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Nimbus Mono L" fo:font-size="12pt" fo:font-weight="normal"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Mono L" fo:font-size="12pt"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38" style:family="paragraph" style:parent-style-name="Standard">
      <style:paragraph-properties fo:margin-left="0.9846in" fo:margin-right="0in" fo:text-align="start" style:justify-single-word="false" fo:text-indent="0in" style:auto-text-indent="false"/>
      <style:text-properties style:font-name="Nimbus Mono L" fo:font-size="12pt" fo:font-weight="normal" style:font-size-asian="10.5pt" style:font-weight-asian="normal" style:font-size-complex="12pt" style:font-weight-complex="normal"/>
    </style:style>
    <style:style style:name="P39" style:family="paragraph" style:parent-style-name="Standard">
      <style:paragraph-properties fo:margin-left="0.9846in" fo:margin-right="0in" fo:text-align="start"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40"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41" style:family="paragraph" style:parent-style-name="Standard" style:list-style-name="L2">
      <style:paragraph-properties fo:text-align="start" style:justify-single-word="false"/>
      <style:text-properties fo:font-size="12pt" fo:font-weight="normal" style:font-weight-asian="normal" style:font-size-complex="12pt" style:font-weight-complex="normal"/>
    </style:style>
    <style:style style:name="P4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3">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5" style:family="paragraph" style:parent-style-name="Standard">
      <style:paragraph-properties fo:margin-left="0in" fo:margin-right="0in" fo:text-align="start"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Nimbus Mono L" fo:font-size="10pt" fo:font-weight="normal" style:font-size-asian="10pt" style:font-weight-asian="normal" style:font-size-complex="10pt" style:font-weight-complex="normal"/>
    </style:style>
    <style:style style:name="P47" style:family="paragraph" style:parent-style-name="Standard">
      <style:paragraph-properties fo:margin-left="0.4925in" fo:margin-right="0in" fo:text-align="start"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48" style:family="paragraph" style:parent-style-name="Standard">
      <style:paragraph-properties fo:margin-left="0.4925in" fo:margin-right="0in" fo:text-align="start" style:justify-single-word="false" fo:text-indent="0in" style:auto-text-indent="false"/>
      <style:text-properties style:font-name="Liberation Serif" fo:font-size="10pt" fo:font-weight="normal" style:font-size-asian="10pt" style:font-weight-asian="normal" style:font-size-complex="10pt" style:font-weight-complex="normal"/>
    </style:style>
    <style:style style:name="P49" style:family="paragraph" style:parent-style-name="Standard">
      <style:paragraph-properties fo:margin-left="0.4925in" fo:margin-right="0in" fo:text-align="start" style:justify-single-word="false" fo:text-indent="0in" style:auto-text-indent="false"/>
      <style:text-properties style:font-name="Nimbus Mono L" fo:font-size="10pt" fo:font-weight="normal" style:font-size-asian="10pt" style:font-weight-asian="normal" style:font-size-complex="10pt" style:font-weight-complex="normal"/>
    </style:style>
    <style:style style:name="T1" style:family="text">
      <style:text-properties style:font-name="Nimbus Mono L"/>
    </style:style>
    <style:style style:name="T2" style:family="text">
      <style:text-properties style:font-name="Liberation Serif"/>
    </style:style>
    <style:style style:name="T3" style:family="text">
      <style:text-properties style:font-name="Liberation Serif" fo:font-size="12pt" fo:font-weight="normal" style:font-size-asian="10.5pt" style:font-weight-asian="normal" style:font-size-complex="12pt" style:font-weight-complex="normal"/>
    </style:style>
    <style:style style:name="T4" style:family="text">
      <style:text-properties style:font-name="Liberation Serif"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normal" fo:font-weight="normal"/>
    </style:style>
    <style:style style:name="T7" style:family="text">
      <style:text-properties fo:font-size="10pt" style:font-size-asian="10pt" style:font-size-complex="10pt"/>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0075in" fo:text-indent="-0.25in" fo:margin-left="0.0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75in" fo:text-indent="-0.25in" fo:margin-left="0.25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75in" fo:text-indent="-0.25in" fo:margin-left="0.75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75in" fo:text-indent="-0.25in" fo:margin-left="1.0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75in" fo:text-indent="-0.25in" fo:margin-left="1.25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75in" fo:text-indent="-0.25in" fo:margin-left="1.75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75in" fo:text-indent="-0.25in" fo:margin-left="2.00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75in" fo:text-indent="-0.25in" fo:margin-left="2.25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Xenapi Admin Tools</text:span> 4.0 Scripting Guidelines</text:p>
      <text:p text:style-name="P42">(preliminary guide)</text:p>
      <text:p text:style-name="P34"/>
      <text:p text:style-name="P29"/>
      <text:p text:style-name="P29">All Xenapi Admin Tools 4.0 scripts should include the following functionality</text:p>
      <text:p text:style-name="P29"/>
      <text:p text:style-name="P35">Xenapi Admin Tools 4.0 scripts should</text:p>
      <text:list xml:id="list447904642" text:style-name="L1">
        <text:list-item>
          <text:p text:style-name="P40">display objects by UUID or Name-labels</text:p>
        </text:list-item>
        <text:list-item>
          <text:p text:style-name="P40">display data in tabulated text format or CSV</text:p>
        </text:list-item>
        <text:list-item>
          <text:p text:style-name="P40">handle having more than one set of column titles</text:p>
        </text:list-item>
        <text:list-item>
          <text:p text:style-name="P40">know which directory the tool resides and source library.sh</text:p>
        </text:list-item>
        <text:list-item>
          <text:p text:style-name="P40">use generic functions from library.sh</text:p>
        </text:list-item>
        <text:list-item>
          <text:p text:style-name="P40">only loop through UUID lists, never Name-labels</text:p>
        </text:list-item>
        <text:list-item>
          <text:p text:style-name="P40">hold data in arrays that can be passed to getcolwidth and sort_arrays functions </text:p>
        </text:list-item>
        <text:list-item>
          <text:p text:style-name="P40">take column padding as a commandline argument</text:p>
        </text:list-item>
        <text:list-item>
          <text:p text:style-name="P40">display the script name and version in the help</text:p>
        </text:list-item>
        <text:list-item>
          <text:p text:style-name="P40">include the changelog at the beginning in comments</text:p>
        </text:list-item>
        <text:list-item>
          <text:p text:style-name="P40">offer an “order by field” option using -o (using sort_arrays function)</text:p>
        </text:list-item>
        <text:list-item>
          <text:p text:style-name="P40">show UUID/Name pairs sorted by name in select menu (show_arraymenu function)</text:p>
        </text:list-item>
        <text:list-item>
          <text:p text:style-name="P40">present lists (Name-label | UUID) in alphabetical order (sort_arrays function)</text:p>
        </text:list-item>
        <text:list-item>
          <text:p text:style-name="P40">be able to present data in color (cecho and setcolors <text:s/>functions)</text:p>
        </text:list-item>
        <text:list-item>
          <text:p text:style-name="P40">display column padding using printspaces if possible (built in CSV support)</text:p>
        </text:list-item>
        <text:list-item>
          <text:p text:style-name="P40">operate on remote poolmasters by specifying username/ip or load stored local config (get_poolcreds function)</text:p>
        </text:list-item>
        <text:list-item>
          <text:p text:style-name="P40">Handle unicode in name-labels e.g. convert unicode to ascii so #{VAR} is correct</text:p>
        </text:list-item>
      </text:list>
      <text:p text:style-name="P29"/>
      <text:p text:style-name="P33">Xenapi Admin Tools 4.0 Sections</text:p>
      <text:p text:style-name="P30">Below I've used the lsvms.sh script as an example of XCP tools 4.0.</text:p>
      <text:p text:style-name="P32"/>
      <text:p text:style-name="P22">Section 1 – Changelog</text:p>
      <text:p text:style-name="P10"># Lists XCP/Xenserver Virtual Machines one per line with uuid and host</text:p>
      <text:p text:style-name="P10"># Author: Grant McWilliams (grantmcwilliams.com)</text:p>
      <text:p text:style-name="P10"># Version: 0.5</text:p>
      <text:p text:style-name="P10"># Date: June 27, 2012</text:p>
      <text:p text:style-name="P10"># Version: 0.6</text:p>
      <text:p text:style-name="P10"># Date: Sept 15, 2012</text:p>
      <text:p text:style-name="P10"># Complete rewrite using printspaces, sort_vmnames and getcolwidth</text:p>
      <text:p text:style-name="P10"># Now provides four output MODES - name, uuid. mixed and both</text:p>
      <text:p text:style-name="P10"># Also provides CSV output</text:p>
      <text:p text:style-name="P19"/>
      <text:p text:style-name="P22">Section 2 – Standard functions – setup(), syntax()</text:p>
      <text:p text:style-name="P19"/>
      <text:p text:style-name="P17">The setup() function sets initial variables and executes setcolors(). Setup is always called before getopts in case you want a default variable to be set that may be overridden by a user inputted option on the commandline which is processed by getopts.</text:p>
      <text:p text:style-name="P5"/>
      <text:p text:style-name="P10">setup()</text:p>
      <text:p text:style-name="P10">{</text:p>
      <text:p text:style-name="P10"><text:tab/>SCRIPTDIR=$(dirname $(readlink -f "${BASH_SOURCE[0]}"))</text:p>
      <text:p text:style-name="P10"><text:soft-page-break/><text:tab/>source "$SCRIPTDIR/library.sh" </text:p>
      <text:p text:style-name="P10"><text:tab/>setcolors<text:tab/></text:p>
      <text:p text:style-name="P10"><text:tab/>DEFSPACE="5"</text:p>
      <text:p text:style-name="P10"><text:tab/>MINSPACE="$DEFSPACE"</text:p>
      <text:p text:style-name="P10"><text:tab/>MODE="mixed"</text:p>
      <text:p text:style-name="P10"><text:tab/>VERSION="0.7"</text:p>
      <text:p text:style-name="P10">}</text:p>
      <text:p text:style-name="P3"/>
      <text:p text:style-name="P17">The syntax() function gets called from getopts if the option provided by the user is not recognized or is -h. Syntax should display the tool version and it's usage.</text:p>
      <text:p text:style-name="P3"/>
      <text:p text:style-name="P10">syntax()</text:p>
      <text:p text:style-name="P10">{</text:p>
      <text:p text:style-name="P10"><text:tab/>echo "$(basename $0) $VERSION"</text:p>
      <text:p text:style-name="P10"><text:s text:c="7"/><text:tab/>echo ""</text:p>
      <text:p text:style-name="P10"><text:s text:c="8"/><text:tab/>echo "Syntax: $(basename $0) [options]"</text:p>
      <text:p text:style-name="P10"><text:s text:c="8"/><text:tab/>echo "Options:"</text:p>
      <text:p text:style-name="P10"><text:s text:c="8"/><text:tab/>echo "-d - shell debugging"</text:p>
      <text:p text:style-name="P10"><text:s text:c="8"/><text:tab/>echo "-c - output comma seperated values"</text:p>
      <text:p text:style-name="P10"><text:s text:c="8"/><text:tab/>echo "-u - shows VM UUID, Status, Host UUID"</text:p>
      <text:p text:style-name="P10"><text:s text:c="8"/><text:tab/>echo "-b - shows VM Name, Status, VMUUID, Host Name and Host UUID"</text:p>
      <text:p text:style-name="P10"><text:s text:c="8"/><text:tab/>echo "-n - shows VM Name, Status and Hostname"</text:p>
      <text:p text:style-name="P10"><text:s text:c="8"/><text:tab/>echo "-m - shows VM Name, Status, VM UUID and Hostname"</text:p>
      <text:p text:style-name="P10"><text:s text:c="8"/><text:tab/>echo "-o &lt;value&gt; - changes sort order by column, value can be vmname, hostname, vmuuid, <text:tab/>hostuud"</text:p>
      <text:p text:style-name="P10"><text:s text:c="8"/><text:tab/>echo "-s &lt;host&gt; - remote poolmaster host"</text:p>
      <text:p text:style-name="P10"><text:s text:c="8"/><text:tab/>echo "-p &lt;password&gt; - remote poolmaster password"</text:p>
      <text:p text:style-name="P10"><text:s text:c="8"/><text:tab/>echo "-h - this help text"</text:p>
      <text:p text:style-name="P10"><text:s text:c="8"/><text:tab/>echo "-w - number of whitespaces between columns"</text:p>
      <text:p text:style-name="P10"><text:s text:c="8"/><text:tab/>echo ""</text:p>
      <text:p text:style-name="P10"><text:s text:c="8"/><text:tab/>exit</text:p>
      <text:p text:style-name="P10">}</text:p>
      <text:p text:style-name="P1"/>
      <text:p text:style-name="P22">Section 3 – <text:s/>run setup and get options.</text:p>
      <text:p text:style-name="P22"/>
      <text:p text:style-name="P18">The first item of the main program codebase to run is the setup() function followed by getopts to process the commandline options.</text:p>
      <text:p text:style-name="P15"/>
      <text:p text:style-name="P10">setup </text:p>
      <text:p text:style-name="P10">while getopts :dcubnmhw:s:o:p: opt ;do</text:p>
      <text:p text:style-name="P10"><text:s text:c="8"/>case $opt in</text:p>
      <text:p text:style-name="P10"><text:s text:c="16"/>d) set -x ;;</text:p>
      <text:p text:style-name="P10"><text:s text:c="16"/>h) syntax ;;</text:p>
      <text:p text:style-name="P10"><text:s text:c="16"/>c) CSV="yes" ;;</text:p>
      <text:p text:style-name="P10"><text:s text:c="16"/>u) MODE="uuid" ;;</text:p>
      <text:p text:style-name="P10"><text:s text:c="16"/>b) MODE="both" ;;</text:p>
      <text:p text:style-name="P10"><text:s text:c="16"/>n) MODE="name" ;;</text:p>
      <text:p text:style-name="P10"><text:s text:c="16"/>m) MODE="mixed" ;;</text:p>
      <text:p text:style-name="P10"><text:s text:c="16"/>o) ORDER="$OPTARG" ;;</text:p>
      <text:p text:style-name="P10"><text:s text:c="16"/>s) REMOTE="yes" ; POOLMASTER="$OPTARG" ;;</text:p>
      <text:p text:style-name="P10"><text:s text:c="16"/>p) PASSWORD="$OPTARG" ;;</text:p>
      <text:p text:style-name="P10"><text:s text:c="16"/>w) isnumber "$OPTARG" &amp;&amp; MINSPACE="$OPTARG" ;;</text:p>
      <text:p text:style-name="P10"><text:s text:c="16"/>\?) echo "Unknown option"; syntax ;;</text:p>
      <text:p text:style-name="P10"><text:s text:c="8"/>esac</text:p>
      <text:p text:style-name="P10">done</text:p>
      <text:p text:style-name="P10">shift $(($OPTIND - 1))</text:p>
      <text:p text:style-name="P10">getpoolcreds</text:p>
      <text:p text:style-name="P1"><text:soft-page-break/></text:p>
      <text:p text:style-name="P22">Section 4 – <text:s/>Populating the TITLE[] array</text:p>
      <text:p text:style-name="P22"/>
      <text:p text:style-name="P18">We use an array to store all column titles. We use a case statement to assign different values depending on the commandline options. This is a very flexible system.</text:p>
      <text:p text:style-name="P15"/>
      <text:p text:style-name="P10"># Set Title array depending on MODE</text:p>
      <text:p text:style-name="P10">case "$MODE" in</text:p>
      <text:p text:style-name="P10"><text:tab/>"uuid") <text:s text:c="2"/>TITLES=( 'VM UUID' 'Status' 'Host UUID' ) ;;</text:p>
      <text:p text:style-name="P10"><text:tab/>"name") <text:s text:c="2"/>TITLES=( 'VM Name' 'Status' 'Host Name' ) ;;</text:p>
      <text:p text:style-name="P10"><text:tab/>"mixed") <text:s/>TITLES=( 'VM Name' 'Status' 'VM UUID' 'Host Name' ) ;;</text:p>
      <text:p text:style-name="P10"><text:tab/>"both") <text:s text:c="2"/>TITLES=( 'VM Name' 'Status' 'VM UUID' 'Host Name' 'Host UUID' ) ;;</text:p>
      <text:p text:style-name="P10">esac</text:p>
      <text:p text:style-name="P7"/>
      <text:p text:style-name="P22">Section 5 – <text:s/>Populating the data arrays</text:p>
      <text:p text:style-name="P22"/>
      <text:p text:style-name="P18">We populate the data arrays in order to pass them to getcolwidth which returns the longest item in the array and in turn populates COLLONGEST[]. <text:s/>It's imperative that the data arrays are synchronized ie.</text:p>
      <text:p text:style-name="P18">VMNAME[1] is the name of the VM also in VMUUID[1].</text:p>
      <text:p text:style-name="P18"/>
      <text:p text:style-name="P18">I used to loop through the object's UUID to ensure we were dealing with unique items. For instance you could have two VM's named testvm but they will have unique UUID numbers thus looping UUIDs makes sense.</text:p>
      <text:p text:style-name="P18"/>
      <text:p text:style-name="P18">Example of getting data via Xenapi Admin Tools 3.0<text:span text:style-name="T5"> (deprecated)</text:span>:</text:p>
      <text:p text:style-name="P18"/>
      <text:p text:style-name="P18"><text:tab/><text:span text:style-name="T7">getvmdata()</text:span></text:p>
      <text:p text:style-name="P12"><text:s text:c="7"/>VMUUIDS=( $(xe vm-list params=uuid is-control-domain=false --minimal | sed 's/,/\n/g') )</text:p>
      <text:p text:style-name="P13"><text:s text:c="8"/><text:span text:style-name="T6">for i in $(seq 0 $(( ${#VMUUIDS[@]} - 1 )) ) ;do</text:span></text:p>
      <text:p text:style-name="P13"><text:s text:c="16"/><text:span text:style-name="T6">VMNAMES[$i]=$(xe vm-param-get uuid="${VMUUIDS[$i]}" param-name=name-label)</text:span></text:p>
      <text:p text:style-name="P13"><text:s text:c="16"/><text:span text:style-name="T6">STATES[$i]=$(xe vm-param-get uuid="${VMUUIDS[$i]}" <text:s/>param-name=power-state)</text:span></text:p>
      <text:p text:style-name="P13"><text:s text:c="16"/><text:span text:style-name="T6">HOSTUUIDS[$i]=$(xe vm-param-get uuid="${VMUUIDS[$i]}" param-name=resident-on)</text:span></text:p>
      <text:p text:style-name="P13"><text:s text:c="16"/><text:span text:style-name="T6">if [[ "${HOSTUUIDS[$i]}" = '&lt;not in database&gt;' ]] ;then</text:span></text:p>
      <text:p text:style-name="P13"><text:s text:c="24"/><text:span text:style-name="T6">HOSTUUIDS[$i]="" ; HOSTNAMES[$i]=""</text:span></text:p>
      <text:p text:style-name="P13"><text:s text:c="16"/><text:span text:style-name="T6">else</text:span></text:p>
      <text:p text:style-name="P13"><text:s text:c="24"/><text:span text:style-name="T6">HOSTNAMES[$i]=$(xe host-param-get uuid="${HOSTUUIDS[$i]}" param-name=name-label)</text:span></text:p>
      <text:p text:style-name="P13"><text:s text:c="16"/><text:span text:style-name="T6">fi</text:span></text:p>
      <text:p text:style-name="P13"><text:s text:c="8"/><text:span text:style-name="T6">done</text:span></text:p>
      <text:p text:style-name="P14">}</text:p>
      <text:p text:style-name="P18">This works great but it's very slow because the xe command is being called many times for each iteration. It gets even slower when operating on a remote resource pool. The solution is to create a more comprehensive list and call xe fewer times.</text:p>
      <text:p text:style-name="P18"/>
      <text:p text:style-name="P18">With Xenapi Admin Tools 4.0 we create a more comprehensive list to loop through with multiple fields then use BASH string operators to pull out each item and assign it to the appropriate arrays. There are limitations to when we can do this though. The general rule is that we can create a comprehensive list of multiple items as long as they can be called from ONE xe call. The code is more complex but the speed benefits are immense.</text:p>
      <text:p text:style-name="P18"/>
      <text:p text:style-name="P9">getvmdata()</text:p>
      <text:p text:style-name="P9">{</text:p>
      <text:p text:style-name="P9"><text:soft-page-break/><text:s text:c="8"/><text:span text:style-name="T6">gethostdata</text:span></text:p>
      <text:p text:style-name="P9"><text:s text:c="8"/><text:span text:style-name="T6"># The last sed replaces every 4th (3 + 1) occurrence of a comma. </text:span></text:p>
      <text:p text:style-name="P26"><text:s text:c="21"/># Change the 3 if you have more than 4 columns of data</text:p>
      <text:p text:style-name="P26"/>
      <text:p text:style-name="P9"><text:s text:c="8"/><text:span text:style-name="T6">VMLIST=$(xe vm-list params=uuid,name-label,power-state,resident-on | awk -F': ' '{print $2}' | sed '/^$/d' | sed -n '1h;2,$H;${g;s/\n/,/g;p}' | sed -e's/\(\([^,]*,\)\{3\}[^,]*\),/\1\n/g')</text:span></text:p>
      <text:p text:style-name="P9"><text:s text:c="8"/><text:span text:style-name="T6">i=0</text:span></text:p>
      <text:p text:style-name="P9"><text:s text:c="8"/><text:span text:style-name="T6">IFS=$'\n'</text:span></text:p>
      <text:p text:style-name="P9"><text:s text:c="8"/><text:span text:style-name="T6">for VMLINE in $VMLIST ;do</text:span></text:p>
      <text:p text:style-name="P9"><text:s text:c="16"/><text:span text:style-name="T6">VMHOSTUUIDS[$i]="${VMLINE##*,}" ;VMLINE="${VMLINE%,*}"</text:span></text:p>
      <text:p text:style-name="P9"><text:s text:c="16"/><text:span text:style-name="T6">STATES[$i]="${VMLINE##*,}" <text:s text:c="5"/>;VMLINE="${VMLINE%,*}"</text:span></text:p>
      <text:p text:style-name="P9"><text:s text:c="16"/><text:span text:style-name="T6">VMNAMES[$i]="${VMLINE##*,}" <text:s text:c="4"/>;VMLINE="${VMLINE%,*}"</text:span></text:p>
      <text:p text:style-name="P9"><text:s text:c="16"/><text:span text:style-name="T6">VMUUIDS[$i]="${VMLINE##*,}"</text:span></text:p>
      <text:p text:style-name="P9"><text:s text:c="16"/><text:span text:style-name="T6">if [[ "${VMHOSTUUIDS[$i]}" = '&lt;not in database&gt;' ]] ;then</text:span></text:p>
      <text:p text:style-name="P9"><text:s text:c="24"/><text:span text:style-name="T6">VMHOSTUUIDS[$i]="" ; VMHOSTNAMES[$i]=""</text:span></text:p>
      <text:p text:style-name="P9"><text:s text:c="16"/><text:span text:style-name="T6">else</text:span></text:p>
      <text:p text:style-name="P9"><text:s text:c="24"/><text:span text:style-name="T6">for j in $(seq 0 $(( ${#HOSTUUIDS[@]} - 1 )) ) ;do</text:span></text:p>
      <text:p text:style-name="P9"><text:s text:c="32"/><text:span text:style-name="T6">if [[ "${VMHOSTUUIDS[$i]}" = "${HOSTUUIDS[$j]}" ]] ;then</text:span></text:p>
      <text:p text:style-name="P9"><text:s text:c="40"/><text:span text:style-name="T6">VMHOSTNAME[$i]="$HOSTNAMES[$j]"</text:span></text:p>
      <text:p text:style-name="P9"><text:s text:c="32"/><text:span text:style-name="T6">fi</text:span></text:p>
      <text:p text:style-name="P9"><text:s text:c="24"/><text:span text:style-name="T6">done</text:span></text:p>
      <text:p text:style-name="P9"><text:s text:c="16"/><text:span text:style-name="T6">fi</text:span></text:p>
      <text:p text:style-name="P9"><text:s text:c="16"/><text:span text:style-name="T6">(( i++ ))</text:span></text:p>
      <text:p text:style-name="P9"><text:s text:c="8"/><text:span text:style-name="T6">done</text:span></text:p>
      <text:p text:style-name="P9">} <text:s text:c="6"/></text:p>
      <text:p text:style-name="P9"/>
      <text:p text:style-name="P9"/>
      <text:p text:style-name="P21">The most important part here is getting the data into a tabulated format so we can use BASH string operators on it. This is also fairly cryptic and hard coded for the output of xe.</text:p>
      <text:p text:style-name="P21"/>
      <text:p text:style-name="P11">LIST=$(xe vm-list params=uuid,name-label,power-state,resident-on | awk -F': ' '{print $2}' | sed '/^$/d' | sed -n '1h;2,$H;${g;s/\n/,/g;p}' | sed -e's/\(\([^,]*,\)\{3\}[^,]*\),/\1\n/g')</text:p>
      <text:p text:style-name="P11"/>
      <text:p text:style-name="P26">The output of xe vm-list params=uuid,name-label,power-state,resident-on looks like this. </text:p>
      <text:p text:style-name="P26"/>
      <text:p text:style-name="P11">uuid ( RO) <text:s text:c="10"/>: e817b6f8-8896-b453-dead-51bcf5fc5e2a </text:p>
      <text:p text:style-name="P11"><text:s text:c="5"/>name-label ( RW): 955275684 </text:p>
      <text:p text:style-name="P11"><text:s text:c="4"/>power-state ( RO): running </text:p>
      <text:p text:style-name="P11"><text:s text:c="4"/>resident-on ( RO): 47c0e22c-eac9-444d-a4b1-d958f0ab60cf </text:p>
      <text:p text:style-name="P21"/>
      <text:p text:style-name="P21">The first awk removes the column before the colon (:). The data is then piped to the sed which removes blank lines. The second sed replaces commas with new lines and the <text:span text:style-name="T5">last sed replaces every nth comma with a newline</text:span>. <text:s/>Depending on the number of parameters we've specified for xe we need to change where we want sed to break the line. In the case below I'm using the number <text:span text:style-name="T8">3</text:span> (4 columns). If you were to have 2 columns you'd change the <text:span text:style-name="T8">3</text:span> to a 1.</text:p>
      <text:p text:style-name="P21"/>
      <text:p text:style-name="P11">sed -e's/\(\([^,]*,\)\{<text:span text:style-name="T8">3</text:span>\}[^,]*\),/\1\n/g')</text:p>
      <text:p text:style-name="P28"/>
      <text:p text:style-name="P21">The idea is that we put all items in CSV then break <text:span text:style-name="T9">the</text:span> CSV file every nth comma so each line has UUID, Name-label, power-state and resident-on. The result is </text:p>
      <text:p text:style-name="P21"/>
      <text:p text:style-name="P9">d162eca5-afda-07ba-dc4a-a552673fe8da,987654321,halted,&lt;not in database&gt; </text:p>
      <text:p text:style-name="P9">5ac8259d-9240-74a8-f71e-b2118ac88111,987654322,running,47c0e22c-eac9-444d-a4b1-d958f0ab60cf </text:p>
      <text:p text:style-name="P9">b6fb3b6f-9281-effb-0e65-9e20b16c1943,CentOS6,halted,&lt;not in database&gt; </text:p>
      <text:p text:style-name="P6"/>
      <text:p text:style-name="P18"><text:soft-page-break/>From this output we can loop over each line and grab the first field using BASH string operators. </text:p>
      <text:p text:style-name="P18"/>
      <text:p text:style-name="P10">for LINE in $LIST ;do</text:p>
      <text:p text:style-name="P10"><text:tab/><text:tab/>VMUUIDS[$i]="${LINE%%,*}" <text:tab/><text:tab/><text:tab/>;LINE="${LINE#*,}"</text:p>
      <text:p text:style-name="P10"><text:tab/><text:tab/>VMNAMES[$i]="${LINE%%,*}" <text:s text:c="4"/><text:tab/><text:tab/>;LINE="${LINE#*,}"</text:p>
      <text:p text:style-name="P10"><text:tab/><text:tab/>CONTROLDOMAIN[$i]="${LINE%%,*}" <text:s/><text:tab/>;LINE="${LINE#*,}"</text:p>
      <text:p text:style-name="P10">done</text:p>
      <text:p text:style-name="P18"/>
      <text:p text:style-name="P18">This would split the line at the commas and grab the first field and assign it to $VMUUIDS. The second half of the line assigns the remaining fields (that we didn't assign) back to $LINE. Now $LINE holds the remaining fields and we can use the same method to get each remaining field. BASH string operators can only cut fields from the beginning or end but not the middle so we have to keep assigning the remaining fields back to the $LINE variable. We could use awk or cut to grab any field we want but echoing the variable and piping it to an external command is much slower than using BASH string operators. </text:p>
      <text:p text:style-name="P18"/>
      <text:p text:style-name="P18">Because of the limitations of xe we have to call it each time we want to create a new list. For instance we couldn't create one list containing output from xe vm-list and output from xe vif-list at the same time easily. So we use this method for EACH unique xe list. It's also important to note that we can usually call xe outside the loop for each list as apposed to calling it multiple times inside of the loop. The time savings can be substantial.</text:p>
      <text:p text:style-name="P18"/>
      <text:p text:style-name="P20">Section 6 – <text:s/>Sort the data arrays</text:p>
      <text:p text:style-name="P20"/>
      <text:p text:style-name="P18">For presentation purposes <text:s/>we want the data arrays sorted alphabetically according to name-label. We use the sort_arrays() function for this. <text:s/></text:p>
      <text:p text:style-name="P25"/>
      <text:p text:style-name="P10">case "$ORDER" in </text:p>
      <text:p text:style-name="P10"><text:tab/>vmname) <text:s text:c="2"/>sort_arrays VMNAMES VMUUIDS STATES HOSTUUIDS HOSTNAMES ;;</text:p>
      <text:p text:style-name="P10"><text:tab/>hostname) sort_arrays HOSTNAMES VMNAMES VMUUIDS STATES HOSTUUIDS <text:s/>;;</text:p>
      <text:p text:style-name="P10"><text:tab/>vmuuid) <text:s text:c="3"/>sort_arrays VMUUIDS HOSTUUIDS HOSTNAMES VMNAMES <text:s/>STATES ;;</text:p>
      <text:p text:style-name="P10"><text:tab/>hostuuid) <text:s/>sort_arrays HOSTUUIDS HOSTNAMES VMNAMES VMUUIDS STATES ;;</text:p>
      <text:p text:style-name="P10">esac</text:p>
      <text:p text:style-name="P10"/>
      <text:p text:style-name="P15"/>
      <text:p text:style-name="P22">Section 7 – <text:s/>Get the length of the items in the data arrays</text:p>
      <text:p text:style-name="P22"/>
      <text:p text:style-name="P17">We use a case statement to get the length of each column depending on which commandline option the user chose. This is a very flexible way of switching between using UUIDs or Name-labels for display. </text:p>
      <text:p text:style-name="P24"/>
      <text:p text:style-name="P10"># Get the length of each column and store it in COLLONGEST[]</text:p>
      <text:p text:style-name="P10">case "$MODE" in</text:p>
      <text:p text:style-name="P10"><text:tab/>"uuid") <text:s/>COLLONGEST[0]=$(getcolwidth "${TITLES[2]}" "${VMUUIDS[@]}")</text:p>
      <text:p text:style-name="P10"><text:tab/><text:tab/><text:tab/> COLLONGEST[1]=$(getcolwidth "${TITLES[1]}" "${STATES[@]}")</text:p>
      <text:p text:style-name="P10"><text:tab/><text:tab/><text:tab/> COLLONGEST[2]=$(getcolwidth "${TITLES[4]}" "${HOSTUUIDS[@]}")</text:p>
      <text:p text:style-name="P10"><text:tab/> ;;</text:p>
      <text:p text:style-name="P10"><text:tab/>"name") <text:s/>COLLONGEST[0]=$(getcolwidth "${TITLES[0]}" "${VMNAMES[@]}")</text:p>
      <text:p text:style-name="P10"><text:tab/><text:tab/><text:tab/> COLLONGEST[1]=$(getcolwidth "${TITLES[1]}" "${STATES[@]}")</text:p>
      <text:p text:style-name="P10"><text:tab/><text:tab/><text:tab/> COLLONGEST[2]=$(getcolwidth "${TITLES[3]}" "${HOSTNAMES[@]}")</text:p>
      <text:p text:style-name="P10"><text:tab/> ;;</text:p>
      <text:p text:style-name="P10"><text:tab/>"mixed") COLLONGEST[0]=$(getcolwidth "${TITLES[0]}" "${VMNAMES[@]}")</text:p>
      <text:p text:style-name="P10"><text:tab/><text:tab/><text:tab/> COLLONGEST[1]=$(getcolwidth "${TITLES[1]}" "${STATES[@]}")</text:p>
      <text:p text:style-name="P10"><text:tab/><text:tab/><text:tab/> COLLONGEST[2]=$(getcolwidth "${TITLES[2]}" "${VMUUIDS[@]}")</text:p>
      <text:p text:style-name="P10"><text:soft-page-break/><text:tab/><text:tab/><text:tab/> COLLONGEST[3]=$(getcolwidth "${TITLES[3]}" "${HOSTNAMES[@]}")</text:p>
      <text:p text:style-name="P10"><text:tab/> ;;</text:p>
      <text:p text:style-name="P10"><text:tab/> "both") COLLONGEST[0]=$(getcolwidth "${TITLES[0]}" "${VMNAMES[@]}")</text:p>
      <text:p text:style-name="P10"><text:tab/><text:tab/><text:tab/> COLLONGEST[1]=$(getcolwidth "${TITLES[1]}" "${STATES[@]}")</text:p>
      <text:p text:style-name="P10"><text:tab/><text:tab/><text:tab/> COLLONGEST[2]=$(getcolwidth "${TITLES[2]}" "${VMUUIDS[@]}")</text:p>
      <text:p text:style-name="P10"><text:tab/><text:tab/><text:tab/> COLLONGEST[3]=$(getcolwidth "${TITLES[3]}" "${HOSTNAMES[@]}")</text:p>
      <text:p text:style-name="P10"><text:tab/><text:tab/><text:tab/> COLLONGEST[4]=$(getcolwidth "${TITLES[4]}" "${HOSTUUIDS[@]}")</text:p>
      <text:p text:style-name="P10"><text:tab/> ;;</text:p>
      <text:p text:style-name="P10">esac</text:p>
      <text:p text:style-name="P7"/>
      <text:p text:style-name="P1"/>
      <text:p text:style-name="P22">Section 8 – <text:s/>Printing the column headings and data columns</text:p>
      <text:p text:style-name="P22"/>
      <text:p text:style-name="P18">The last section outputs the column headings and data columns to the user. We loop through the VM UUIDS (never loop through name-labels) and using a case statement to print out data differently depending on the options specified by the user. We use cecho to print in color and printspaces to print out the padding between columns. Because we populated the arrays in section 7 we don't have to do anything but present data here. This is not always 100% possible though. On occasion you may also have to gather data in this loop.</text:p>
      <text:p text:style-name="P15"/>
      <text:p text:style-name="P10"># Print column headings and data columns</text:p>
      <text:p text:style-name="P10">printheadings</text:p>
      <text:p text:style-name="P10">for i in $(seq 0 $(( ${#VMUUIDS[@]} - 1 )) ) ;do</text:p>
      <text:p text:style-name="P10"><text:tab/>case "$MODE" in</text:p>
      <text:p text:style-name="P10"><text:tab/><text:tab/>"uuid") <text:s/></text:p>
      <text:p text:style-name="P10"><text:tab/><text:tab/><text:tab/>cecho "${VMUUIDS[$i]}" cyan </text:p>
      <text:p text:style-name="P10"><text:tab/><text:tab/><text:tab/>printspaces "${COLLONGEST[0]}" "${#VMUUIDS[$i]}" </text:p>
      <text:p text:style-name="P10"><text:tab/><text:tab/><text:tab/>cecho "${STATES[$i]}" red</text:p>
      <text:p text:style-name="P10"><text:tab/><text:tab/><text:tab/>printspaces "${COLLONGEST[1]}" "${#STATES[$i]}" </text:p>
      <text:p text:style-name="P10"><text:tab/><text:tab/><text:tab/>cecho "${HOSTUUIDS[$i]}" blue</text:p>
      <text:p text:style-name="P10"><text:tab/><text:tab/>;;</text:p>
      <text:p text:style-name="P10"><text:tab/><text:tab/>"name") <text:s/></text:p>
      <text:p text:style-name="P10"><text:tab/><text:tab/><text:tab/>cecho "${VMNAMES[$i]}" cyan</text:p>
      <text:p text:style-name="P10"><text:tab/><text:tab/><text:tab/>printspaces "${COLLONGEST[0]}" "${#VMNAMES[$i]}" </text:p>
      <text:p text:style-name="P10"><text:tab/><text:tab/><text:tab/>cecho "${STATES[$i]}" red </text:p>
      <text:p text:style-name="P10"><text:tab/><text:tab/><text:tab/>printspaces "${COLLONGEST[1]}" "${#STATES[$i]}" </text:p>
      <text:p text:style-name="P10"><text:tab/><text:tab/><text:tab/>cecho "${HOSTNAMES[$i]}" blue</text:p>
      <text:p text:style-name="P10"><text:tab/><text:tab/>;;</text:p>
      <text:p text:style-name="P10"><text:tab/><text:tab/>"mixed") </text:p>
      <text:p text:style-name="P10"><text:tab/><text:tab/><text:tab/>cecho "${VMNAMES[$i]}" cyan</text:p>
      <text:p text:style-name="P10"><text:tab/><text:tab/><text:tab/>printspaces "${COLLONGEST[0]}" "${#VMNAMES[$i]}" </text:p>
      <text:p text:style-name="P10"><text:tab/><text:tab/><text:tab/>cecho "${STATES[$i]}" red</text:p>
      <text:p text:style-name="P10"><text:tab/><text:tab/><text:tab/>printspaces "${COLLONGEST[1]}" "${#STATES[$i]}" </text:p>
      <text:p text:style-name="P10"><text:tab/><text:tab/><text:tab/>cecho "${VMUUIDS[$i]}" blue<text:tab/></text:p>
      <text:p text:style-name="P10"><text:tab/><text:tab/><text:tab/>printspaces "${COLLONGEST[2]}" "${#VMUUIDS[$i]}"</text:p>
      <text:p text:style-name="P10"><text:tab/><text:tab/><text:tab/>cecho "${HOSTNAMES[$i]}" blue </text:p>
      <text:p text:style-name="P10"><text:tab/><text:tab/>;;</text:p>
      <text:p text:style-name="P10"><text:tab/><text:tab/>"both") <text:s/></text:p>
      <text:p text:style-name="P10"><text:tab/><text:tab/><text:tab/>cecho "${VMNAMES[$i]}" cyan</text:p>
      <text:p text:style-name="P10"><text:tab/><text:tab/><text:tab/>printspaces "${COLLONGEST[0]}" "${#VMNAMES[$i]}" </text:p>
      <text:p text:style-name="P10"><text:tab/><text:tab/><text:tab/>cecho "${STATES[$i]}" red</text:p>
      <text:p text:style-name="P10"><text:tab/><text:tab/><text:tab/>printspaces "${COLLONGEST[1]}" "${#STATES[$i]}" </text:p>
      <text:p text:style-name="P10"><text:tab/><text:tab/><text:tab/>cecho "${VMUUIDS[$i]}" blue</text:p>
      <text:p text:style-name="P10"><text:tab/><text:tab/><text:tab/>printspaces "${COLLONGEST[2]}" "${#VMUUIDS[$i]}"</text:p>
      <text:p text:style-name="P10"><text:tab/><text:tab/><text:tab/>cecho "${HOSTNAMES[$i]}" blue</text:p>
      <text:p text:style-name="P10"><text:tab/><text:tab/><text:tab/>printspaces "${COLLONGEST[3]}" "${#HOSTNAMES[$i]}" </text:p>
      <text:p text:style-name="P10"><text:soft-page-break/><text:tab/><text:tab/><text:tab/>cecho "${HOSTUUIDS[$i]}" blue</text:p>
      <text:p text:style-name="P10"><text:tab/><text:tab/>;;</text:p>
      <text:p text:style-name="P10"><text:tab/>esac <text:s/></text:p>
      <text:p text:style-name="P10"><text:tab/>echo "" <text:s text:c="2"/></text:p>
      <text:p text:style-name="P10">done</text:p>
      <text:p text:style-name="P15"/>
      <text:p text:style-name="P23">Xenapi Admin Tools 4.0 Functions in Depth</text:p>
      <text:p text:style-name="P22"/>
      <text:p text:style-name="P22">setcolors() and cecho()</text:p>
      <text:p text:style-name="P22"/>
      <text:p text:style-name="P17">The setcolors() function assigns ansi values to variables. The cecho() function below uses these variables to echo messages in color. To set a color use <text:span text:style-name="T1">cecho “Hello World in Blue”</text:span> blue. <text:s/>To turn off the ansi values use the off keyword eg. <text:span text:style-name="T1">cecho “Hello world” off</text:span>. The cecho function will display a quoted message in the color specified. It does not print a carriage return so must be followed by an <text:span text:style-name="T1">echo “”</text:span> if one is needed.</text:p>
      <text:p text:style-name="P17"/>
      <text:p text:style-name="P7"/>
      <text:p text:style-name="P10">setcolors</text:p>
      <text:p text:style-name="P10">cecho “Warning!!” red</text:p>
      <text:p text:style-name="P10"/>
      <text:p text:style-name="P8"/>
      <text:p text:style-name="P22"/>
      <text:p text:style-name="P22">getcolwidth()</text:p>
      <text:p text:style-name="P18"/>
      <text:p text:style-name="P18">The getcolwidth() function takes an array as an argument and returns an integer representing the length of the longest item line the array. For instance if you had an array that had these items</text:p>
      <text:p text:style-name="P18"/>
      <text:p text:style-name="P10">array[0]=bob</text:p>
      <text:p text:style-name="P10">array[1]=sally</text:p>
      <text:p text:style-name="P10">array[2]=rumplestilskin </text:p>
      <text:p text:style-name="P4"/>
      <text:p text:style-name="P18">and you wanted to know how long the longest item is (array[2] you'd pass the entire thing to getcolwidth like this.</text:p>
      <text:p text:style-name="P18"/>
      <text:p text:style-name="P10">COLLONGEST[0]=$(getcolwidth "${TITLES[2]}" "${VMUUIDS[@]}")</text:p>
      <text:p text:style-name="P15"/>
      <text:p text:style-name="P18">The getcolwidth() function calculates the longest item in TITLES[2] and VMUUIDS[@] and returns an integer which is assigned to COLLONGEST[0]. This way I have the longest item in column one in COLLONGEST[0], the longest item in column two in COLLONGEST[1] and so on. </text:p>
      <text:p text:style-name="P1"/>
      <text:p text:style-name="P22">printspaces()</text:p>
      <text:p text:style-name="P1"/>
      <text:p text:style-name="P18">The printspaces() function takes two arguments – the longest item in a column returned from getcolwidth() and the length of the current item. To check the length of $VAR use the following syntax ${#VAR}. Below we're echoing ${VMNAME[1]}, then passing ${COLLONGEST[1]}and ${#VMNAME[1]} to printspaces(). Printspaces() will subtract the length of ${VMNAME[1]} from ${COLLONGEST[1]} and print that amount of empty spaces for proper column padding.</text:p>
      <text:p text:style-name="P15"/>
      <text:p text:style-name="P10">cecho “${VMNAME[1]}” red ; printspaces "${COLLONGEST[1]}" "${#VMNAME[1]}" </text:p>
      <text:p text:style-name="P1"/>
      <text:p text:style-name="P22"><text:soft-page-break/>printheadings()</text:p>
      <text:p text:style-name="P1"/>
      <text:p text:style-name="P18">The printheadings() function prints out the column headings previously assigned in TITLES[]. <text:s/>Just call it with no arguments.</text:p>
      <text:p text:style-name="P15"/>
      <text:p text:style-name="P10">printheadings</text:p>
      <text:p text:style-name="P7"/>
      <text:p text:style-name="P15"/>
      <text:p text:style-name="P22">sort_arrays()</text:p>
      <text:p text:style-name="P15"/>
      <text:p text:style-name="P18">The sort_arrays() function sorts multiple arrays in parallel. The first array passed to it is used to determine the order of all array items. Whatever is done to the first array will be done to the others. For example you have two arrays indexed together.</text:p>
      <text:p text:style-name="P15"/>
      <text:p text:style-name="P10">VMUUIDS[1]=”8ea244fd-b67a-78c2-9317-18adb29ae8cc”</text:p>
      <text:p text:style-name="P10">VMUUIDS[2]=”4303c7e3-0479-42bc-c115-5a3877f1403f”</text:p>
      <text:p text:style-name="P10"/>
      <text:p text:style-name="P10">VMNAMES[1]=”webserver”</text:p>
      <text:p text:style-name="P10">VMNAMES[2]=”mailserver”</text:p>
      <text:p text:style-name="P15"/>
      <text:p text:style-name="P18">In this case the UUID for “webserver” is 8ea244fd-b67a-78c2-9317-18adb29ae8cc because the array index for both is 1 (VMUUIDS[1] and VMNAMES[1]). We have to have multiple arrays indexed together with Bash 2 and 3 because they don't support associative arrays. To sort both of these arrays and keep the associations correct we'd use the </text:p>
      <text:p text:style-name="P18">sort_arrays() function. Note: you specify the array NAME only eg. VMNAMES not $VMNAMES or VMNAMES[@].</text:p>
      <text:p text:style-name="P15"/>
      <text:p text:style-name="P10">sort_arrays VMNAMES VMUUIDS </text:p>
      <text:p text:style-name="P1"/>
      <text:p text:style-name="P22">fsort_arrays()</text:p>
      <text:p text:style-name="P1"/>
      <text:p text:style-name="P15"><text:span text:style-name="T2">The fsort_arrays() function works just like sort_arrays and even uses the same syntax. The difference is that it prints out the value of the arrays passed into a temporary file and then uses the sort command to sort it.</text:span> </text:p>
      <text:p text:style-name="P7"/>
      <text:p text:style-name="P10">fsort_arrays VMNAMES VMUUIDS </text:p>
      <text:p text:style-name="P7"/>
      <text:p text:style-name="P1"/>
      <text:p text:style-name="P22">yesno()</text:p>
      <text:p text:style-name="P22"/>
      <text:p text:style-name="P27">T<text:span text:style-name="T3">he yesno() function just asks a simple question and returns a 0 or 1 depending on the answer. yesno() takes one argument – the message to display.</text:span></text:p>
      <text:p text:style-name="P1"/>
      <text:list xml:id="list321393761" text:style-name="L2">
        <text:list-header>
          <text:p text:style-name="P41">To use yesno() you just place it in an if conditional followed by the message to display. </text:p>
        </text:list-header>
      </text:list>
      <text:p text:style-name="P31"/>
      <text:p text:style-name="P10">If yesno “Do you like dogs?” ; then</text:p>
      <text:p text:style-name="P10"><text:tab/>echo “you like dogs”</text:p>
      <text:p text:style-name="P10">else</text:p>
      <text:p text:style-name="P10"><text:tab/>echo “You don't like dogs”</text:p>
      <text:p text:style-name="P10">fi</text:p>
      <text:p text:style-name="P2"/>
      <text:p text:style-name="P2"><text:soft-page-break/></text:p>
      <text:p text:style-name="P22">isnumber()</text:p>
      <text:p text:style-name="P2"/>
      <text:p text:style-name="P17">The isnumber() function checks to see if the value in the variable only contains an integer. If any other characters are found it will return 1.</text:p>
      <text:p text:style-name="P38"/>
      <text:p text:style-name="P10">If isnumber “43” ; then</text:p>
      <text:p text:style-name="P10"><text:tab/>echo “is a number”</text:p>
      <text:p text:style-name="P10">else</text:p>
      <text:p text:style-name="P10"><text:tab/>echo “is not a number”</text:p>
      <text:p text:style-name="P10">fi</text:p>
      <text:p text:style-name="P16"><text:tab/></text:p>
      <text:p text:style-name="P22">getunit()</text:p>
      <text:p text:style-name="P16"/>
      <text:p text:style-name="P17">The getunit() function will convert an integer of bytes to Kilobytes, Megabytes, Gigabytes or Terabytes. It returns the number followed by an abbreviation ie. 964M or 123G. <text:s/></text:p>
      <text:p text:style-name="P7"/>
      <text:p text:style-name="P16"><text:span text:style-name="T2">To use it just pass the integer to the getunit() function.</text:span> </text:p>
      <text:p text:style-name="P16"/>
      <text:p text:style-name="P10">SIZE=$(getunit 9456)</text:p>
      <text:p text:style-name="P7"/>
      <text:p text:style-name="P7"/>
      <text:p text:style-name="P22">getpoolcreds()</text:p>
      <text:p text:style-name="P22"/>
      <text:p text:style-name="P17">The getpoolcreds() function checks for the existance of $SCRIPTDIR/.XECONFIG". The .XECONFIG directory holds one config file per pool. Inside each config file are lines for poolmaster, username, port and password.</text:p>
      <text:p text:style-name="P16"/>
      <text:p text:style-name="P10">POOLMASTER="cloud0" </text:p>
      <text:p text:style-name="P10">PORT="443" </text:p>
      <text:p text:style-name="P10">USERNAME="root" </text:p>
      <text:p text:style-name="P49"><text:span text:style-name="T2">PASSWORD="password"</text:span> </text:p>
      <text:p text:style-name="P16"/>
      <text:p text:style-name="P17">The permissions are checked on the .XECONFIG directory and if they're readable by anyone else besides root the script throws an error and exits. This behavior may change in the future and offer the user the chance of modifying the permissions.</text:p>
      <text:p text:style-name="P17"/>
      <text:p text:style-name="P17">If .XECONFIG exists getpoolcreds() parses each text file who's name ends in .cfg for hostname, port, username and password. If any items are not set it prompts the user for the value. The variable XE_EXTRA_ARGS is set and exported globally. If no configs are found it assumes the poolmaster is localhost. </text:p>
      <text:p text:style-name="P17"/>
      <text:p text:style-name="P17">Using getpoolcreds is as simple as just calling it with no arguments.</text:p>
      <text:p text:style-name="P16"/>
      <text:p text:style-name="P10">getpoolcreds</text:p>
      <text:p text:style-name="P22"/>
      <text:p text:style-name="P22"/>
      <text:p text:style-name="P22">show_arraymenu()</text:p>
      <text:p text:style-name="P16"/>
      <text:p text:style-name="P17">The show_arraymenu() function is a semi-hard coded function that takes at least one array as an <text:soft-page-break/>argument and presents a select menu to the user. When the user selects an item show_arraymenu() strips any valid UUID from that selection and returns it. </text:p>
      <text:p text:style-name="P17"/>
      <text:p text:style-name="P16"><text:span text:style-name="T2">The purpose of such a function would be to present the user with a menu of Name-label and UUID pairs, when the user selects a Name-label</text:span> <text:span text:style-name="T2">(UUID is for when there are multiple identical name-labels) the UUID is returned. It allows a very easy way to present the user with a sorted list of name-labels and then return a reliable UUID for further processing. </text:span></text:p>
      <text:p text:style-name="P17"/>
      <text:p text:style-name="P17">Pass at least one array when calling show_arraymenu()</text:p>
      <text:p text:style-name="P17"/>
      <text:p text:style-name="P10">show_arraymenu VMNAMES VMUUIDS</text:p>
      <text:p text:style-name="P2"/>
      <text:p text:style-name="P17"><text:span text:style-name="T5">Note 1</text:span>: only pass the array names not the arrays themselves ie. VMNAMES not $VMNAMES or ${VMNAMES[@]}.</text:p>
      <text:p text:style-name="P17"/>
      <text:p text:style-name="P17"><text:span text:style-name="T5">Note 2</text:span>: do NOT pass more than one UUID array to show_arraymenu as it will attempt to strip ANY UUIDs and return them. It only handles one UUID.</text:p>
      <text:p text:style-name="P16"/>
      <text:p text:style-name="P16"/>
      <text:p text:style-name="P22">gethostdata()</text:p>
      <text:p text:style-name="P16"/>
      <text:p text:style-name="P17"># Get host list and assign HOSTUUIDS[] and HOSTNAMES[] arrays. Call it directly to populate the HOSTUUIDS and HOSTNAMES arrays. They will be synchronized so HOSTUUIDS[1] is the UUID of HOSTNAMES[1]. The arrays will be alphabetically sorted based on the values of $HOSTNAMES.</text:p>
      <text:p text:style-name="P17"/>
      <text:p text:style-name="P10">gethostdata</text:p>
      <text:p text:style-name="P10">for i in ${HOSTUUIDS[@]} ;do</text:p>
      <text:p text:style-name="P10"><text:tab/>echo “$i”</text:p>
      <text:p text:style-name="P25"><text:tab/>done</text:p>
      <text:p text:style-name="P10"/>
      <text:p text:style-name="P16"/>
      <text:p text:style-name="P16"/>
      <text:p text:style-name="P16"/>
      <text:p text:style-name="P22">getcpudata()</text:p>
      <text:p text:style-name="P22"/>
      <text:p text:style-name="P10"># Get CPU core list and assign CPUUUIDS[] and CPUNUMS[] arrays</text:p>
      <text:p text:style-name="P46"/>
      <text:p text:style-name="P16"/>
      <text:p text:style-name="P16"/>
      <text:p text:style-name="P22">Wishlist for Xenapi Admin Tools 5.0 </text:p>
      <text:p text:style-name="P17"/>
      <text:list xml:id="list577397871" text:style-name="L3">
        <text:list-item>
          <text:p text:style-name="P43">general getdata function to replace all the getsrdata, getvmdata etc. Syntax would be getdata “xe commands to execute”. The results would be placed in arrays with the same names as the paramaters e.g. xe vm-list params=uuid,name-label would set the values of UUID[1] and NAME-LABEL[1]. Obviously there's a namespace issue so whenever using getdata you'd need to utilize all of the results ie. echoing them or reassigning them before calling it again. Below is the general idea.</text:p>
        </text:list-item>
      </text:list>
      <text:p text:style-name="P36"/>
      <text:p text:style-name="P36"><text:tab/><text:span text:style-name="T7">getdata()</text:span></text:p>
      <text:p text:style-name="P37"><text:tab/>{</text:p>
      <text:p text:style-name="P10"><text:soft-page-break/><text:tab/>COMMAND=”$1”</text:p>
      <text:p text:style-name="P10"><text:tab/>NUMARGS=$(echo $COMMAND | awk -F'params=' '{print $2}' | &lt;do something to count fields&gt;</text:p>
      <text:p text:style-name="P39">local LIST=$($COMMAND | awk -F': ' '{print $2}' | sed '/^$/d' | sed -n '1h;2,$H;${g;s/\n/,/g;p}' | sed -e's/\(\([^,]*,\)\{$NUMARGS\}[^,]*\),/\1\n/g')</text:p>
      <text:p text:style-name="P10"><text:tab/>i=0</text:p>
      <text:p text:style-name="P10"><text:tab/>for LINE in $LIST ;do</text:p>
      <text:p text:style-name="P10"><text:tab/><text:tab/>&lt;do something to get name of arg&gt;</text:p>
      <text:p text:style-name="P10"><text:tab/><text:tab/>eval ARGNAME[$i]="${LINE%%,*}" ;LINE="${LINE#*,}"</text:p>
      <text:p text:style-name="P10"><text:tab/><text:tab/>(( i++ ))</text:p>
      <text:p text:style-name="P10"><text:tab/>done</text:p>
      <text:p text:style-name="P10"><text:tab/>sort_arrays HOSTNAMES HOSTUUIDS</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18T19:46:11</meta:creation-date>
    <dc:date>2012-11-23T12:08:55</dc:date>
    <dc:creator>Grant </dc:creator>
    <meta:editing-duration>P2DT33M53S</meta:editing-duration>
    <meta:editing-cycles>67</meta:editing-cycles>
    <meta:generator>LibreOffice/3.5$Linux_X86_64 LibreOffice_project/350m1$Build-2</meta:generator>
    <meta:document-statistic meta:table-count="0" meta:image-count="0" meta:object-count="0" meta:page-count="11" meta:paragraph-count="328" meta:word-count="2999" meta:character-count="21136" meta:non-whitespace-character-count="17241"/>
  </office:meta>
</office:document-meta>
</file>